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DejaVu Sans Mono" svg:font-family="'DejaVu Sans Mono'" style:font-family-generic="swiss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P5" style:family="paragraph" style:parent-style-name="Text_20_body" style:list-style-name="L1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pdate Loop Considerations</text:h>
      <text:p text:style-name="Text_20_body">A primary use of kst is in looking at real time data – which requires a powerful and effective update loop system. <text:s/>The following issues must be addressed in the update system:</text:p>
      <text:p text:style-name="Text_20_body"><text:span text:style-name="T1">Multithreading:</text:span> the presence of multiple processors should be capitalized on by the update system. <text:s/>This includes parallel computation of data objects when interdependencies don't prevent it, and, if possible, parallel generation of plots. <text:s/>While there are times when the CPU usage is dominated by data object computation, a very common use case is for the drawing of plots (eg, 16 plots, each with 1E6 samples, real time updating) to dominate. <text:s/>In my experience, because of the optimizations in the renderers, it is the pre-drawing optimizations which dominate this part, in this case, not the actual line draws.</text:p>
      <text:p text:style-name="P1">UI responsiveness:<text:span text:style-name="T2"> The UI should remain responsive during updates. <text:s/>This should include dialogs and menus, but could also (if possible) include the zoom modes. <text:s/>(The latter implies that axis and label are drawn first, and quickly, and that the curves are drawn later, in a separate thread, and that their drawing can be interrupted by a new zoom command – but not by new data or it might never get drawn.... this may be harder than we can do now and is not a requirement.)</text:span></text:p>
      <text:p text:style-name="P1">Plot Geometry Interdependencies:<text:span text:style-name="T2"> The size and arrangement of each plot in a <text:s/>tab is dependent on the size and arrangement of all other plots in the window (See Plot Layout document). <text:s/>Consequently, the updating of all plots in a window must start together – in a coordinated way, and must not start again until all have finished drawing.</text:span></text:p>
      <text:p text:style-name="P1">Efficient update triggers:<text:span text:style-name="T2"> Updates can be triggered by the following events. <text:s/>Everything dependent on the change must be updated, but things which are not dependent must not be updated.</text:span></text:p>
      <text:list text:style-name="L1">
        <text:list-item>
          <text:p text:style-name="P3">New data in one or more data sources.</text:p>
        </text:list-item>
        <text:list-item>
          <text:p text:style-name="P3">Data object changed in the UI (eg, via a dialog)</text:p>
        </text:list-item>
        <text:list-item>
          <text:p text:style-name="P3">View object changes (eg, a plot zoom requires re-layout of all plots in a window).</text:p>
        </text:list-item>
      </text:list>
      <text:p text:style-name="P1">Data Source self-syncronization:<text:span text:style-name="T2"> If a data source acquires new data, then </text:span>all<text:span text:style-name="T2"> data objects dependent on new data from that data source must be updated (not just the first one which kst notices has changed). <text:s/>Otherwise, you could have the X axis of a plot out of sync with the Y axis.</text:span></text:p>
      <text:p text:style-name="P1">Update Throttling: <text:span text:style-name="T2">It must be possible to reduce the rate at which updates happen – eg – data is coming in at 10Hz, but updates of 1 Hz are sufficient for the user. <text:s/>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/>
    <style:font-face style:name="StarSymbol" svg:font-family="StarSymbol"/>
    <style:font-face style:name="Tahoma1" svg:font-family="Tahoma"/>
    <style:font-face style:name="DejaVu Sans Mono" svg:font-family="'DejaVu Sans Mono'" style:font-family-generic="swiss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22T09:37:14</meta:creation-date>
    <dc:date>2008-02-22T11:49:29</dc:date>
    <meta:editing-cycles>2</meta:editing-cycles>
    <meta:editing-duration>PT38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420" meta:character-count="2425"/>
  </office:meta>
</office:document-meta>
</file>